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_20_hindi_20_text">
      <style:paragraph-properties fo:text-align="start" style:justify-single-word="false"/>
      <style:text-properties fo:font-weight="normal" officeooo:paragraph-rsid="00060e9e" style:font-weight-asian="normal" style:font-weight-complex="normal"/>
    </style:style>
    <style:style style:name="P2" style:family="paragraph" style:parent-style-name="Standard_20_hindi_20_text">
      <style:paragraph-properties fo:text-align="center" style:justify-single-word="false"/>
      <style:text-properties fo:font-weight="normal" officeooo:paragraph-rsid="00060e9e" style:font-weight-asian="normal" style:font-weight-complex="normal"/>
    </style:style>
    <style:style style:name="P3" style:family="paragraph" style:parent-style-name="Standard_20_hindi_20_text">
      <style:paragraph-properties fo:text-align="center" style:justify-single-word="false"/>
      <style:text-properties officeooo:paragraph-rsid="00060e9e"/>
    </style:style>
    <style:style style:name="P4" style:family="paragraph" style:parent-style-name="Standard_20_hindi_20_text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Lohit Devanagari1" fo:font-size="11pt" style:text-underline-style="none" fo:font-weight="bold" officeooo:rsid="00f08026" officeooo:paragraph-rsid="00060e9e" style:text-blinking="false" fo:background-color="transparent" style:font-weight-asian="bold" style:font-name-complex="Lohit Devanagari1" style:font-size-complex="11pt" style:font-style-complex="normal" style:font-weight-complex="bold"/>
    </style:style>
    <style:style style:name="P5" style:family="paragraph" style:parent-style-name="Standard_20_hindi_20_text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Lohit Devanagari1" fo:font-size="11pt" style:text-underline-style="none" fo:font-weight="normal" officeooo:rsid="087b4f3a" officeooo:paragraph-rsid="00060e9e" style:text-blinking="false" fo:background-color="transparent" style:font-weight-asian="normal" style:font-name-complex="Lohit Devanagari1" style:font-size-complex="11pt" style:font-style-complex="normal" style:font-weight-complex="normal"/>
    </style:style>
    <style:style style:name="P6" style:family="paragraph" style:parent-style-name="Standard_20_hindi_20_text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Lohit Devanagari1" fo:font-size="11pt" style:text-underline-style="none" fo:font-weight="normal" officeooo:rsid="076e2223" officeooo:paragraph-rsid="00060e9e" style:text-blinking="false" fo:background-color="transparent" style:font-weight-asian="normal" style:font-name-complex="Lohit Devanagari1" style:font-size-complex="11pt" style:font-style-complex="normal" style:font-weight-complex="normal"/>
    </style:style>
    <style:style style:name="P7" style:family="paragraph" style:parent-style-name="Standard_20_hindi_20_text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Lohit Devanagari1" fo:font-size="11pt" style:text-underline-style="none" fo:font-weight="bold" officeooo:rsid="00f08026" officeooo:paragraph-rsid="00060e9e" style:text-blinking="false" fo:background-color="transparent" style:font-weight-asian="bold" style:font-name-complex="Lohit Devanagari1" style:font-size-complex="11pt" style:font-style-complex="normal" style:font-weight-complex="bold"/>
    </style:style>
    <style:style style:name="P8" style:family="paragraph" style:parent-style-name="Section_20_outside_20_of_20_shloka">
      <style:paragraph-properties fo:text-align="center" style:justify-single-word="false"/>
      <style:text-properties officeooo:paragraph-rsid="00060e9e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Lohit Devanagari1" fo:font-size="11pt" style:text-underline-style="none" officeooo:rsid="00f08026" style:text-blinking="false" fo:background-color="transparent" loext:char-shading-value="0" style:font-name-complex="Lohit Devanagari1" style:font-size-complex="11pt" style:font-style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Lohit Devanagari1" fo:font-size="11pt" style:text-underline-style="none" officeooo:rsid="0879ef4a" style:text-blinking="false" fo:background-color="transparent" loext:char-shading-value="0" style:font-name-complex="Lohit Devanagari1" style:font-size-complex="11pt" style:font-style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Lohit Devanagari1" fo:font-size="11pt" style:text-underline-style="none" officeooo:rsid="08e027da" style:text-blinking="false" fo:background-color="transparent" loext:char-shading-value="0" style:font-name-complex="Lohit Devanagari1" style:font-size-complex="11pt" style:font-style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Lohit Devanagari1" fo:font-size="11pt" style:text-underline-style="none" officeooo:rsid="07695c43" style:text-blinking="false" fo:background-color="transparent" loext:char-shading-value="0" style:font-name-complex="Lohit Devanagari1" style:font-size-complex="11pt" style:font-style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Lohit Devanagari1" fo:font-size="11pt" style:text-underline-style="none" officeooo:rsid="08e3f702" style:text-blinking="false" fo:background-color="transparent" loext:char-shading-value="0" style:font-name-complex="Lohit Devanagari1" style:font-size-complex="11pt" style:font-style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Lohit Devanagari1" fo:font-size="11pt" style:text-underline-style="none" officeooo:rsid="087b22f4" style:text-blinking="false" fo:background-color="transparent" loext:char-shading-value="0" style:font-name-complex="Lohit Devanagari1" style:font-size-complex="11pt" style:font-style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Lohit Devanagari1" fo:font-size="11pt" style:text-underline-style="none" officeooo:rsid="087b4f3a" style:text-blinking="false" fo:background-color="transparent" loext:char-shading-value="0" style:font-name-complex="Lohit Devanagari1" style:font-size-complex="11pt" style:font-style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Lohit Devanagari1" fo:font-size="11pt" style:text-underline-style="none" officeooo:rsid="076e2223" style:text-blinking="false" fo:background-color="transparent" loext:char-shading-value="0" style:font-name-complex="Lohit Devanagari1" style:font-size-complex="11pt" style:font-style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Lohit Devanagari1" fo:font-size="11pt" style:text-underline-style="none" officeooo:rsid="0006abe3" style:text-blinking="false" fo:background-color="transparent" loext:char-shading-value="0" style:font-name-complex="Lohit Devanagari1" style:font-size-complex="11pt" style:font-style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Lohit Devanagari1" fo:font-size="11pt" style:text-underline-style="none" fo:font-weight="bold" officeooo:rsid="00f08026" style:text-blinking="false" fo:background-color="transparent" loext:char-shading-value="0" style:font-weight-asian="bold" style:font-name-complex="Lohit Devanagari1" style:font-size-complex="11pt" style:font-style-complex="normal" style:font-weight-complex="bold"/>
    </style:style>
    <style:style style:name="T11" style:family="text">
      <style:text-properties officeooo:rsid="00f08026" style:font-size-complex="11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69ba2a57-7fff-ab58-e0ac-795450a98dde"/><text:span text:style-name="T11">­</text:span><text:span text:style-name="T10">॥श्रीहरिः॥</text:span></text:p>
      <text:p text:style-name="P4"/>
      <text:h text:style-name="P8" text:outline-level="3">नम्र निवेदन</text:h>
      <text:p text:style-name="P4"/>
      <text:p text:style-name="P1"><text:span text:style-name="T1">निम्नलिखित पाठ में जो कुछ भी श्रेयस्कर है वह मूल</text:span><text:span text:style-name="T2"> ग्रंथ</text:span><text:span text:style-name="T1"> से ली</text:span><text:span text:style-name="T3"> गई</text:span><text:span text:style-name="T4"> हैं</text:span><text:span text:style-name="T1">। कोई भी गलती या कमी पूरी</text:span><text:span text:style-name="T5"> तरह से</text:span><text:span text:style-name="T1"> अनुवादक की है</text:span><text:span text:style-name="T6">, और पाठकों से इसके लिए क्षमा प्रार्थना की जाती है</text:span><text:span text:style-name="T7">।</text:span></text:p>
      <text:p text:style-name="P5"/>
      <text:p text:style-name="P1"><text:span text:style-name="T9"><text:tab/><text:tab/><text:tab/><text:tab/><text:tab/><text:tab/><text:tab/><text:tab/><text:tab/><text:tab/><text:tab/><text:tab/></text:span><text:span text:style-name="T1">-</text:span><text:span text:style-name="T8"> अनुवादक</text:span></text:p>
      <text:p text:style-name="P6"/>
      <text:p text:style-name="P2"><text:bookmark text:name="docs-internal-guid-69ba2a57-7fff-ab58-e0ac-795450a98dde1"/><text:span text:style-name="T1">­</text:span><text:span text:style-name="T10">॥श्रीहरिः॥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andard_20_hindi_20_text" style:display-name="Standard hindi text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ohit Devanagari1" fo:font-family="'Lohit Devanagari'" style:font-pitch="variable" fo:font-size="11pt" style:text-underline-style="none" style:text-blinking="false" fo:background-color="transparent" style:font-name-complex="Lohit Devanagari1" style:font-family-complex="'Lohit Devanagari'" style:font-pitch-complex="variable" style:font-size-complex="11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Section_20_outside_20_of_20_shloka" style:display-name="Section outside of shloka" style:family="paragraph" style:parent-style-name="Heading_20_3">
      <style:paragraph-properties fo:margin-left="0in" fo:margin-right="0in" fo:margin-top="0.222in" fo:margin-bottom="0.0555in" style:contextual-spacing="false" fo:line-height="100%" fo:text-indent="0in" style:auto-text-indent="false" style:writing-mode="lr-tb"/>
      <style:text-properties fo:font-variant="normal" fo:text-transform="none" fo:color="#980000" loext:opacity="100%" style:text-line-through-style="none" style:text-line-through-type="none" style:font-name="Lohit Devanagari1" fo:font-family="'Lohit Devanagari'" style:font-pitch="variable" fo:font-size="14pt" style:text-underline-style="none" fo:font-weight="normal" style:text-blinking="false" fo:background-color="transparent" style:font-size-asian="14pt" style:font-weight-asian="normal" style:font-name-complex="Lohit Devanagari1" style:font-family-complex="'Lohit Devanagari'" style:font-pitch-complex="variable" style:font-size-complex="14pt" style:font-style-complex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19:59:59.716647339</meta:creation-date>
    <meta:generator>LibreOffice/7.3.7.2$Linux_X86_64 LibreOffice_project/30$Build-2</meta:generator>
    <dc:date>2024-08-24T20:18:13.997650110</dc:date>
    <meta:editing-duration>PT2M43S</meta:editing-duration>
    <meta:editing-cycles>7</meta:editing-cycles>
    <meta:document-statistic meta:table-count="0" meta:image-count="0" meta:object-count="0" meta:page-count="1" meta:paragraph-count="5" meta:word-count="44" meta:character-count="146" meta:non-whitespace-character-count="97"/>
  </office:meta>
</office:document-meta>
</file>